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AD000000EBB6B3B19B17B1A2F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razabilidadBidireccional" style:family="table">
      <style:table-properties style:width="23.94cm" table:align="margins"/>
    </style:style>
    <style:style style:name="TrazabilidadBidireccional.A" style:family="table-column">
      <style:table-column-properties style:column-width="2.992cm" style:rel-column-width="8191*"/>
    </style:style>
    <style:style style:name="TrazabilidadBidireccional.H" style:family="table-column">
      <style:table-column-properties style:column-width="2.995cm" style:rel-column-width="8198*"/>
    </style:style>
    <style:style style:name="TrazabilidadBidireccional.A1" style:family="table-cell">
      <style:table-cell-properties fo:background-color="#dddddd" fo:padding="0.097cm" fo:border="0.05pt solid #000000">
        <style:background-image/>
      </style:table-cell-properties>
    </style:style>
    <style:style style:name="TrazabilidadBidireccional.A2" style:family="table-cell">
      <style:table-cell-properties fo:background-color="#dddddd" fo:padding="0.097cm" fo:border-left="0.05pt solid #000000" fo:border-right="none" fo:border-top="none" fo:border-bottom="0.05pt solid #000000">
        <style:background-image/>
      </style:table-cell-properties>
    </style:style>
    <style:style style:name="TrazabilidadBidireccional.C2" style:family="table-cell">
      <style:table-cell-properties fo:padding="0.097cm" fo:border-left="0.05pt solid #000000" fo:border-right="0.05pt solid #000000" fo:border-top="none" fo:border-bottom="0.05pt solid #000000"/>
    </style:style>
    <style:style style:name="TrazabilidadBidireccional.C3" style:family="table-cell">
      <style:table-cell-properties fo:padding="0.097cm" fo:border-left="0.05pt solid #000000" fo:border-right="0.05pt solid #000000" fo:border-top="none" fo:border-bottom="0.05pt solid #000000"/>
    </style:style>
    <style:style style:name="TrazabilidadBidireccional.C4" style:family="table-cell">
      <style:table-cell-properties fo:padding="0.097cm" fo:border-left="0.05pt solid #000000" fo:border-right="0.05pt solid #000000" fo:border-top="none" fo:border-bottom="0.05pt solid #000000"/>
    </style:style>
    <style:style style:name="TrazabilidadBidireccional.H5" style:family="table-cell">
      <style:table-cell-properties fo:background-color="#dddddd" fo:padding="0.097cm" fo:border-left="0.05pt solid #000000" fo:border-right="0.05pt solid #000000" fo:border-top="none" fo:border-bottom="0.05pt solid #000000">
        <style:background-image/>
      </style:table-cell-properties>
    </style:style>
    <style:style style:name="TrazabilidadBidireccional.A6" style:family="table-cell">
      <style:table-cell-properties fo:padding="0.097cm" fo:border-left="0.05pt solid #000000" fo:border-right="none" fo:border-top="none" fo:border-bottom="0.05pt solid #000000"/>
    </style:style>
    <style:style style:name="TrazabilidadBidireccional.B6" style:family="table-cell">
      <style:table-cell-properties fo:padding="0.097cm" fo:border-left="0.05pt solid #000000" fo:border-right="none" fo:border-top="none" fo:border-bottom="0.05pt solid #000000"/>
    </style:style>
    <style:style style:name="TrazabilidadBidireccional.C6" style:family="table-cell">
      <style:table-cell-properties fo:padding="0.097cm" fo:border-left="0.05pt solid #000000" fo:border-right="none" fo:border-top="none" fo:border-bottom="0.05pt solid #000000"/>
    </style:style>
    <style:style style:name="TrazabilidadBidireccional.D6" style:family="table-cell">
      <style:table-cell-properties fo:padding="0.097cm" fo:border-left="0.05pt solid #000000" fo:border-right="none" fo:border-top="none" fo:border-bottom="0.05pt solid #000000"/>
    </style:style>
    <style:style style:name="TrazabilidadBidireccional.E6" style:family="table-cell">
      <style:table-cell-properties fo:padding="0.097cm" fo:border-left="0.05pt solid #000000" fo:border-right="none" fo:border-top="none" fo:border-bottom="0.05pt solid #000000"/>
    </style:style>
    <style:style style:name="TrazabilidadBidireccional.F6" style:family="table-cell">
      <style:table-cell-properties fo:padding="0.097cm" fo:border-left="0.05pt solid #000000" fo:border-right="none" fo:border-top="none" fo:border-bottom="0.05pt solid #000000"/>
    </style:style>
    <style:style style:name="TrazabilidadBidireccional.G6" style:family="table-cell">
      <style:table-cell-properties fo:padding="0.097cm" fo:border-left="0.05pt solid #000000" fo:border-right="none" fo:border-top="none" fo:border-bottom="0.05pt solid #000000"/>
    </style:style>
    <style:style style:name="TrazabilidadBidireccional.H6" style:family="table-cell">
      <style:table-cell-properties fo:padding="0.097cm" fo:border-left="0.05pt solid #000000" fo:border-right="0.05pt solid #000000" fo:border-top="none" fo:border-bottom="0.05pt solid #000000"/>
    </style:style>
    <style:style style:name="TrazabilidadBidireccional.A7" style:family="table-cell">
      <style:table-cell-properties fo:padding="0.097cm" fo:border-left="0.05pt solid #000000" fo:border-right="none" fo:border-top="none" fo:border-bottom="0.05pt solid #000000"/>
    </style:style>
    <style:style style:name="TrazabilidadBidireccional.B7" style:family="table-cell">
      <style:table-cell-properties fo:padding="0.097cm" fo:border-left="0.05pt solid #000000" fo:border-right="none" fo:border-top="none" fo:border-bottom="0.05pt solid #000000"/>
    </style:style>
    <style:style style:name="TrazabilidadBidireccional.C7" style:family="table-cell">
      <style:table-cell-properties fo:padding="0.097cm" fo:border-left="0.05pt solid #000000" fo:border-right="none" fo:border-top="none" fo:border-bottom="0.05pt solid #000000"/>
    </style:style>
    <style:style style:name="TrazabilidadBidireccional.D7" style:family="table-cell">
      <style:table-cell-properties fo:padding="0.097cm" fo:border-left="0.05pt solid #000000" fo:border-right="none" fo:border-top="none" fo:border-bottom="0.05pt solid #000000"/>
    </style:style>
    <style:style style:name="TrazabilidadBidireccional.E7" style:family="table-cell">
      <style:table-cell-properties fo:padding="0.097cm" fo:border-left="0.05pt solid #000000" fo:border-right="none" fo:border-top="none" fo:border-bottom="0.05pt solid #000000"/>
    </style:style>
    <style:style style:name="TrazabilidadBidireccional.F7" style:family="table-cell">
      <style:table-cell-properties fo:padding="0.097cm" fo:border-left="0.05pt solid #000000" fo:border-right="none" fo:border-top="none" fo:border-bottom="0.05pt solid #000000"/>
    </style:style>
    <style:style style:name="TrazabilidadBidireccional.G7" style:family="table-cell">
      <style:table-cell-properties fo:padding="0.097cm" fo:border-left="0.05pt solid #000000" fo:border-right="none" fo:border-top="none" fo:border-bottom="0.05pt solid #000000"/>
    </style:style>
    <style:style style:name="TrazabilidadBidireccional.H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color="#222222" style:font-name="Liberation Serif" fo:font-size="12pt" officeooo:paragraph-rsid="0018b596" style:font-size-asian="12pt" style:font-name-complex="Arial"/>
    </style:style>
    <style:style style:name="P2" style:family="paragraph" style:parent-style-name="Standard">
      <style:paragraph-properties fo:text-align="justify" style:justify-single-word="false"/>
      <style:text-properties fo:color="#222222" style:font-name="Liberation Serif" officeooo:paragraph-rsid="0018b596" style:font-name-complex="Arial"/>
    </style:style>
    <style:style style:name="P3" style:family="paragraph" style:parent-style-name="Standard">
      <style:paragraph-properties fo:text-align="justify" style:justify-single-word="false"/>
      <style:text-properties style:font-name="Liberation Serif" officeooo:paragraph-rsid="001c3dc6"/>
    </style:style>
    <style:style style:name="P4" style:family="paragraph" style:parent-style-name="Standard">
      <style:paragraph-properties fo:text-align="justify" style:justify-single-word="false"/>
      <style:text-properties style:font-name="Liberation Serif" officeooo:paragraph-rsid="0018b596"/>
    </style:style>
    <style:style style:name="P5" style:family="paragraph" style:parent-style-name="Text_20_body">
      <style:text-properties fo:font-size="6pt" officeooo:rsid="00106ff2" officeooo:paragraph-rsid="00106ff2" style:font-size-asian="6pt" style:font-size-complex="6pt"/>
    </style:style>
    <style:style style:name="P6" style:family="paragraph" style:parent-style-name="Title">
      <style:paragraph-properties fo:margin-top="0.402cm" fo:margin-bottom="0.402cm" loext:contextual-spacing="false"/>
      <style:text-properties fo:font-size="18pt" style:font-size-asian="18pt" style:font-size-complex="18pt"/>
    </style:style>
    <style:style style:name="P7" style:family="paragraph" style:parent-style-name="Subtitle">
      <style:paragraph-properties fo:margin-top="0cm" fo:margin-bottom="0.496cm" loext:contextual-spacing="false"/>
      <style:text-properties fo:font-size="11pt" style:font-size-asian="11pt" style:font-size-complex="11pt"/>
    </style:style>
    <style:style style:name="P8" style:family="paragraph" style:parent-style-name="Header">
      <style:text-properties fo:font-size="6pt" officeooo:rsid="000c0a3a" officeooo:paragraph-rsid="000c0a3a" style:font-size-asian="5.25pt" style:font-size-complex="6pt"/>
    </style:style>
    <style:style style:name="P9" style:family="paragraph" style:parent-style-name="Footer">
      <style:paragraph-properties fo:text-align="end" style:justify-single-word="false"/>
      <style:text-properties officeooo:paragraph-rsid="00106ff2"/>
    </style:style>
    <style:style style:name="P10" style:family="paragraph" style:parent-style-name="Standard">
      <style:paragraph-properties fo:text-align="justify" style:justify-single-word="false"/>
      <style:text-properties style:font-name="Liberation Serif" officeooo:paragraph-rsid="0018b596"/>
    </style:style>
    <style:style style:name="P11" style:family="paragraph" style:parent-style-name="Standard">
      <style:paragraph-properties fo:text-align="justify" style:justify-single-word="false"/>
      <style:text-properties fo:color="#222222" style:font-name="Liberation Serif" fo:font-size="12pt" officeooo:paragraph-rsid="0018b596" style:font-size-asian="12pt" style:font-name-complex="Arial"/>
    </style:style>
    <style:style style:name="P12" style:family="paragraph" style:parent-style-name="Standard">
      <style:paragraph-properties fo:text-align="justify" style:justify-single-word="false"/>
      <style:text-properties fo:color="#222222" style:font-name="Liberation Serif" officeooo:paragraph-rsid="0018b596" style:font-name-complex="Arial"/>
    </style:style>
    <style:style style:name="P13" style:family="paragraph" style:parent-style-name="Table_20_Contents">
      <style:text-properties style:font-name="Liberation Serif" fo:font-size="12pt" style:font-size-asian="12pt" style:font-name-complex="Arial"/>
    </style:style>
    <style:style style:name="P14" style:family="paragraph" style:parent-style-name="Table_20_Contents">
      <style:text-properties style:font-name="Liberation Serif" fo:font-size="12pt" fo:font-weight="bold" officeooo:rsid="0018b596" officeooo:paragraph-rsid="0018b596" style:font-size-asian="12pt" style:font-weight-asian="bold" style:font-name-complex="Arial" style:font-weight-complex="bold"/>
    </style:style>
    <style:style style:name="P15" style:family="paragraph" style:parent-style-name="Table_20_Contents">
      <style:paragraph-properties fo:text-align="center" style:justify-single-word="false"/>
      <style:text-properties style:font-name="Liberation Serif" fo:font-size="12pt" fo:font-weight="bold" officeooo:rsid="0018b596" officeooo:paragraph-rsid="0018b596" style:font-size-asian="12pt" style:font-weight-asian="bold" style:font-name-complex="Arial" style:font-weight-complex="bold"/>
    </style:style>
    <style:style style:name="P16" style:family="paragraph" style:parent-style-name="Table_20_Contents">
      <style:paragraph-properties fo:text-align="center" style:justify-single-word="false"/>
      <style:text-properties style:font-name="Liberation Serif" fo:font-size="12pt" fo:font-weight="bold" officeooo:paragraph-rsid="0018b596" style:font-size-asian="12pt" style:font-weight-asian="bold" style:font-name-complex="Arial" style:font-weight-complex="bold"/>
    </style:style>
    <style:style style:name="P17"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8" style:family="paragraph" style:parent-style-name="Standard">
      <style:paragraph-properties fo:text-align="justify" style:justify-single-word="false"/>
      <style:text-properties style:font-name="Liberation Serif" officeooo:paragraph-rsid="001c3dc6"/>
    </style:style>
    <style:style style:name="P19" style:family="paragraph" style:parent-style-name="Standard">
      <style:paragraph-properties fo:text-align="justify" style:justify-single-word="false"/>
      <style:text-properties style:font-name="Liberation Serif" officeooo:paragraph-rsid="0018b596"/>
    </style:style>
    <style:style style:name="P20" style:family="paragraph" style:parent-style-name="Standard">
      <style:paragraph-properties fo:text-align="justify" style:justify-single-word="false"/>
      <style:text-properties style:font-name="Liberation Serif" officeooo:paragraph-rsid="001b9ee9"/>
    </style:style>
    <style:style style:name="P21" style:family="paragraph" style:parent-style-name="Standard">
      <style:paragraph-properties fo:text-align="justify" style:justify-single-word="false"/>
      <style:text-properties fo:color="#222222" style:font-name="Liberation Serif" fo:font-size="12pt" officeooo:paragraph-rsid="0018b596" style:font-size-asian="12pt" style:font-name-complex="Arial"/>
    </style:style>
    <style:style style:name="P22" style:family="paragraph" style:parent-style-name="Standard">
      <style:paragraph-properties fo:text-align="justify" style:justify-single-word="false"/>
      <style:text-properties fo:color="#222222" style:font-name="Liberation Serif" fo:font-size="12pt" officeooo:paragraph-rsid="001b9ee9" style:font-size-asian="12pt" style:font-name-complex="Arial"/>
    </style:style>
    <style:style style:name="P23" style:family="paragraph" style:parent-style-name="Standard">
      <style:paragraph-properties fo:text-align="justify" style:justify-single-word="false"/>
      <style:text-properties fo:color="#222222" style:font-name="Liberation Serif" officeooo:paragraph-rsid="0018b596" style:font-name-complex="Arial"/>
    </style:style>
    <style:style style:name="P24" style:family="paragraph" style:parent-style-name="Standard">
      <style:paragraph-properties fo:text-align="justify" style:justify-single-word="false"/>
      <style:text-properties fo:color="#222222" style:font-name="Liberation Serif" officeooo:paragraph-rsid="001b9ee9" style:font-name-complex="Arial"/>
    </style:style>
    <style:style style:name="T1" style:family="text">
      <style:text-properties fo:color="#222222" fo:font-weight="bold" officeooo:rsid="001a7b7a" style:font-weight-asian="bold" style:font-name-complex="Arial" style:font-weight-complex="bold"/>
    </style:style>
    <style:style style:name="T2" style:family="text">
      <style:text-properties fo:color="#222222" fo:font-weight="bold" style:font-weight-asian="bold" style:font-name-complex="Arial" style:font-weight-complex="bold"/>
    </style:style>
    <style:style style:name="T3" style:family="text">
      <style:text-properties fo:color="#222222" style:font-name-complex="Arial"/>
    </style:style>
    <style:style style:name="T4" style:family="text">
      <style:text-properties fo:color="#222222" fo:font-weight="bold" style:font-weight-asian="bold" style:font-name-complex="Arial" style:font-weight-complex="bold"/>
    </style:style>
    <style:style style:name="T5" style:family="text">
      <style:text-properties fo:color="#222222" fo:font-weight="bold" officeooo:rsid="001a7b7a" style:font-weight-asian="bold" style:font-name-complex="Arial" style:font-weight-complex="bold"/>
    </style:style>
    <style:style style:name="T6" style:family="text">
      <style:text-properties fo:color="#222222" fo:font-weight="bold" officeooo:rsid="001ab043" style:font-weight-asian="bold" style:font-name-complex="Arial" style:font-weight-complex="bold"/>
    </style:style>
    <style:style style:name="T7" style:family="text">
      <style:text-properties fo:color="#222222" style:font-name-complex="Arial"/>
    </style:style>
    <style:style style:name="T8" style:family="text">
      <style:text-properties fo:color="#222222" officeooo:rsid="001ab043" style:font-name-complex="Arial"/>
    </style:style>
    <style:style style:name="T9" style:family="text">
      <style:text-properties fo:color="#222222" officeooo:rsid="001c3dc6" style:font-name-complex="Arial"/>
    </style:style>
    <style:style style:name="T10" style:family="text">
      <style:text-properties fo:color="#222222" officeooo:rsid="001a7b7a" style:font-name-complex="Arial"/>
    </style:style>
    <style:style style:name="T11" style:family="text">
      <style:text-properties officeooo:rsid="001b9ee9"/>
    </style:style>
    <style:style style:name="T12" style:family="text">
      <style:text-properties fo:font-weight="bold" style:font-weight-asian="bold" style:font-weight-complex="bold"/>
    </style:style>
    <style:style style:name="T13" style:family="text">
      <style:text-properties fo:font-weight="bold" officeooo:rsid="001ab043" style:font-weight-asian="bold" style:font-weight-complex="bold"/>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104144752" text:id="ct104144752">
          <text:insertion>
            <office:change-info>
              <dc:creator>Julian Raigosa</dc:creator>
              <dc:date>2016-07-18T17:41:00</dc:date>
            </office:change-info>
          </text:insertion>
        </text:changed-region>
        <text:changed-region xml:id="ct85374384" text:id="ct85374384">
          <text:insertion>
            <office:change-info>
              <dc:creator>Unknown Author</dc:creator>
              <dc:date>2016-09-22T17:08:00</dc:date>
            </office:change-info>
          </text:insertion>
        </text:changed-region>
        <text:changed-region xml:id="ct83235760" text:id="ct83235760">
          <text:insertion>
            <office:change-info>
              <dc:creator>Julian Raigosa</dc:creator>
              <dc:date>2016-07-18T17:41:00</dc:date>
            </office:change-info>
          </text:insertion>
        </text:changed-region>
        <text:changed-region xml:id="ct103540512" text:id="ct103540512">
          <text:insertion>
            <office:change-info>
              <dc:creator>Julian Raigosa</dc:creator>
              <dc:date>2016-07-18T17:48:00</dc:date>
            </office:change-info>
          </text:insertion>
        </text:changed-region>
        <text:changed-region xml:id="ct92701440" text:id="ct92701440">
          <text:insertion>
            <office:change-info>
              <dc:creator>Julian Raigosa</dc:creator>
              <dc:date>2016-07-18T17:48:00</dc:date>
            </office:change-info>
          </text:insertion>
        </text:changed-region>
        <text:changed-region xml:id="ct100149120" text:id="ct100149120">
          <text:insertion>
            <office:change-info>
              <dc:creator>Julian Raigosa</dc:creator>
              <dc:date>2016-07-18T17:48:00</dc:date>
            </office:change-info>
          </text:insertion>
        </text:changed-region>
        <text:changed-region xml:id="ct104895360" text:id="ct104895360">
          <text:insertion>
            <office:change-info>
              <dc:creator>Julian Raigosa</dc:creator>
              <dc:date>2016-07-18T17:49:00</dc:date>
            </office:change-info>
          </text:insertion>
        </text:changed-region>
        <text:changed-region xml:id="ct81943456" text:id="ct81943456">
          <text:insertion>
            <office:change-info>
              <dc:creator>Julian Raigosa</dc:creator>
              <dc:date>2016-07-18T17:49:00</dc:date>
            </office:change-info>
          </text:insertion>
        </text:changed-region>
        <text:changed-region xml:id="ct104905248" text:id="ct104905248">
          <text:insertion>
            <office:change-info>
              <dc:creator>Julian Raigosa</dc:creator>
              <dc:date>2016-07-18T17:49:00</dc:date>
            </office:change-info>
          </text:insertion>
        </text:changed-region>
        <text:changed-region xml:id="ct105512048" text:id="ct105512048">
          <text:insertion>
            <office:change-info>
              <dc:creator>Julian Raigosa</dc:creator>
              <dc:date>2016-07-18T17:49:00</dc:date>
            </office:change-info>
          </text:insertion>
        </text:changed-region>
        <text:changed-region xml:id="ct82505248" text:id="ct82505248">
          <text:insertion>
            <office:change-info>
              <dc:creator>Julian Raigosa</dc:creator>
              <dc:date>2016-07-18T17:49:00</dc:date>
            </office:change-info>
          </text:insertion>
        </text:changed-region>
        <text:changed-region xml:id="ct44257664" text:id="ct44257664">
          <text:insertion>
            <office:change-info>
              <dc:creator>Julian Raigosa</dc:creator>
              <dc:date>2016-07-18T17:49:00</dc:date>
            </office:change-info>
          </text:insertion>
        </text:changed-region>
        <text:changed-region xml:id="ct44360512" text:id="ct44360512">
          <text:insertion>
            <office:change-info>
              <dc:creator>Julian Raigosa</dc:creator>
              <dc:date>2016-07-18T17:49:00</dc:date>
            </office:change-info>
          </text:insertion>
        </text:changed-region>
        <text:changed-region xml:id="ct44599472" text:id="ct44599472">
          <text:insertion>
            <office:change-info>
              <dc:creator>Julian Raigosa</dc:creator>
              <dc:date>2016-07-18T17:49:00</dc:date>
            </office:change-info>
          </text:insertion>
        </text:changed-region>
        <text:changed-region xml:id="ct103986976" text:id="ct103986976">
          <text:insertion>
            <office:change-info>
              <dc:creator>Julian Raigosa</dc:creator>
              <dc:date>2016-07-18T17:49:00</dc:date>
            </office:change-info>
          </text:insertion>
        </text:changed-region>
        <text:changed-region xml:id="ct82825776" text:id="ct82825776">
          <text:deletion>
            <office:change-info>
              <dc:creator>Unknown Author</dc:creator>
              <dc:date>2016-09-22T17:08:00</dc:date>
            </office:change-info>
            <text:p text:style-name="P1"/>
            <text:p text:style-name="P2">Cada una de las sub-tareas se dee calificar de 1-3 de a cuerdo a su importancia de la siguiente forma:</text:p>
            <text:p text:style-name="P1"/>
            <text:p text:style-name="P3"><text:span text:style-name="T1"/></text:p>
          </text:deletion>
          <text:insertion>
            <office:change-info office:chg-author="Julian Raigosa" office:chg-date-time="2016-07-18T17:41:00"/>
          </text:insertion>
        </text:changed-region>
        <text:changed-region xml:id="ct78170432" text:id="ct78170432">
          <text:deletion>
            <office:change-info>
              <dc:creator>Unknown Author</dc:creator>
              <dc:date>2016-09-22T09:56:00</dc:date>
            </office:change-info>
            <text:p text:style-name="P3"><text:span text:style-name="T2">3</text:span><text:span text:style-name="T3">: Alta</text:span></text:p>
            <text:p text:style-name="P4"><text:span text:style-name="T2">2</text:span><text:span text:style-name="T3">: Media</text:span></text:p>
            <text:p text:style-name="P3"><text:span text:style-name="T2">1</text:span><text:span text:style-name="T3">: Baja</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change-start text:change-id="ct104144752"/>Es el documento en el cual se llevará la traza de todos los requisitos con los cuales la empresa se compromete con el cliente, donde se conocerá cual es el requisito, su descripción, cuál o cuáles son sus dependencias, y un valor con el cual se calificará el impacto en cada una de las áreas descritas en la matriz, con el fin de ayudar a dar prioridades en las tareas y visualizar que tan grande es el impacto cuando ocurre un cambio en uno de los requerimientos especificados. Un ejemplo de matriz de trazabilidad se muestra a continuación.</text:p>
      <text:p text:style-name="P22"><text:change-end text:change-id="ct104144752"/><text:change-start text:change-id="ct85374384"/></text:p>
      <text:p text:style-name="P24">Cada una de las sub-tareas se de<text:span text:style-name="T11">b</text:span>e calificar de 1-3 de a cuerdo a su importancia de la siguiente forma:</text:p>
      <text:p text:style-name="P22"/>
      <text:p text:style-name="P20"><text:span text:style-name="T2">3</text:span><text:span text:style-name="T3">: </text:span><text:span text:style-name="T2">Alta</text:span><text:span text:style-name="T1">.</text:span></text:p>
      <text:p text:style-name="P20"><text:span text:style-name="T2">2</text:span><text:span text:style-name="T3">: </text:span><text:span text:style-name="T2">Media</text:span><text:span text:style-name="T6">.</text:span></text:p>
      <text:p text:style-name="P22"><text:span text:style-name="T12">1</text:span>: <text:span text:style-name="T12">Baja</text:span><text:span text:style-name="T13">.</text:span><text:change-end text:change-id="ct85374384"/><text:change-start text:change-id="ct83235760"/></text:p>
      <text:p text:style-name="P1"><text:change-end text:change-id="ct83235760"/></text:p>
      <table:table table:name="TrazabilidadBidireccional" table:style-name="TrazabilidadBidireccional">
        <table:table-column table:style-name="TrazabilidadBidireccional.A" table:number-columns-repeated="7"/>
        <table:table-column table:style-name="TrazabilidadBidireccional.H"/>
        <table:table-row>
          <table:table-cell table:style-name="TrazabilidadBidireccional.A1" table:number-columns-spanned="8" office:value-type="string">
            <text:p text:style-name="P15"><text:change-start text:change-id="ct103540512"/>Matriz de Trazabilidad de Requerimientos<text:change-end text:change-id="ct103540512"/></text:p>
          </table:table-cell>
          <table:covered-table-cell/>
          <table:covered-table-cell/>
          <table:covered-table-cell/>
          <table:covered-table-cell/>
          <table:covered-table-cell/>
          <table:covered-table-cell/>
          <table:covered-table-cell/>
        </table:table-row>
        <table:table-row>
          <table:table-cell table:style-name="TrazabilidadBidireccional.A2" table:number-columns-spanned="2" office:value-type="string">
            <text:p text:style-name="P14"><text:change-start text:change-id="ct92701440"/>Nombre del proyecto<text:change-end text:change-id="ct92701440"/></text:p>
          </table:table-cell>
          <table:covered-table-cell/>
          <table:table-cell table:style-name="TrazabilidadBidireccional.C2" table:number-columns-spanned="6" office:value-type="string">
            <text:p text:style-name="P13"/>
          </table:table-cell>
          <table:covered-table-cell/>
          <table:covered-table-cell/>
          <table:covered-table-cell/>
          <table:covered-table-cell/>
          <table:covered-table-cell/>
        </table:table-row>
        <table:table-row>
          <table:table-cell table:style-name="TrazabilidadBidireccional.A2" table:number-columns-spanned="2" office:value-type="string">
            <text:p text:style-name="P14"><text:change-start text:change-id="ct100149120"/>Módulo<text:change-end text:change-id="ct100149120"/></text:p>
          </table:table-cell>
          <table:covered-table-cell/>
          <table:table-cell table:style-name="TrazabilidadBidireccional.C3" table:number-columns-spanned="6" office:value-type="string">
            <text:p text:style-name="P13"/>
          </table:table-cell>
          <table:covered-table-cell/>
          <table:covered-table-cell/>
          <table:covered-table-cell/>
          <table:covered-table-cell/>
          <table:covered-table-cell/>
        </table:table-row>
        <table:table-row>
          <table:table-cell table:style-name="TrazabilidadBidireccional.A2" table:number-columns-spanned="2" office:value-type="string">
            <text:p text:style-name="P14"><text:change-start text:change-id="ct104895360"/>Descripción<text:change-end text:change-id="ct104895360"/></text:p>
          </table:table-cell>
          <table:covered-table-cell/>
          <table:table-cell table:style-name="TrazabilidadBidireccional.C4" table:number-columns-spanned="6" office:value-type="string">
            <text:p text:style-name="P13"/>
          </table:table-cell>
          <table:covered-table-cell/>
          <table:covered-table-cell/>
          <table:covered-table-cell/>
          <table:covered-table-cell/>
          <table:covered-table-cell/>
        </table:table-row>
        <table:table-row>
          <table:table-cell table:style-name="TrazabilidadBidireccional.A2" office:value-type="string">
            <text:p text:style-name="P16"><text:change-start text:change-id="ct81943456"/>Código Req.<text:change-end text:change-id="ct81943456"/></text:p>
          </table:table-cell>
          <table:table-cell table:style-name="TrazabilidadBidireccional.A2" office:value-type="string">
            <text:p text:style-name="P16"><text:change-start text:change-id="ct104905248"/>Cód. sub-tareas<text:change-end text:change-id="ct104905248"/></text:p>
          </table:table-cell>
          <table:table-cell table:style-name="TrazabilidadBidireccional.A2" office:value-type="string">
            <text:p text:style-name="P17"><text:change-start text:change-id="ct105512048"/>Descripción<text:change-end text:change-id="ct105512048"/></text:p>
          </table:table-cell>
          <table:table-cell table:style-name="TrazabilidadBidireccional.A2" office:value-type="string">
            <text:p text:style-name="P17"><text:change-start text:change-id="ct82505248"/>Objetivos del proyecto<text:change-end text:change-id="ct82505248"/></text:p>
          </table:table-cell>
          <table:table-cell table:style-name="TrazabilidadBidireccional.A2" office:value-type="string">
            <text:p text:style-name="P17"><text:change-start text:change-id="ct44257664"/>Entregables (WBS)<text:change-end text:change-id="ct44257664"/></text:p>
          </table:table-cell>
          <table:table-cell table:style-name="TrazabilidadBidireccional.A2" office:value-type="string">
            <text:p text:style-name="P17"><text:change-start text:change-id="ct44360512"/>Diseño del producto<text:change-end text:change-id="ct44360512"/></text:p>
          </table:table-cell>
          <table:table-cell table:style-name="TrazabilidadBidireccional.A2" office:value-type="string">
            <text:p text:style-name="P17"><text:change-start text:change-id="ct44599472"/>Desarrollo del producto<text:change-end text:change-id="ct44599472"/></text:p>
          </table:table-cell>
          <table:table-cell table:style-name="TrazabilidadBidireccional.H5" office:value-type="string">
            <text:p text:style-name="P17"><text:change-start text:change-id="ct103986976"/>Casos de Prueba<text:change-end text:change-id="ct103986976"/></text:p>
          </table:table-cell>
        </table:table-row>
        <table:table-row>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H7" office:value-type="string">
            <text:p text:style-name="P13"/>
          </table:table-cell>
        </table:table-row>
        <table:table-row>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G7" office:value-type="string">
            <text:p text:style-name="P13"/>
          </table:table-cell>
          <table:table-cell table:style-name="TrazabilidadBidireccional.H7" office:value-type="string">
            <text:p text:style-name="P13"/>
          </table:table-cell>
        </table:table-row>
      </table:table>
      <text:p text:style-name="P4"><text:change text:change-id="ct82825776"/><text:change text:change-id="ct7817043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CO"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C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fo:font-size="115%" fo:font-weight="bold" style:font-size-asian="115%" style:font-weight-asian="bold" style:font-size-complex="115%"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Header">
      <style:text-properties fo:font-size="6pt" officeooo:rsid="000c0a3a" officeooo:paragraph-rsid="000c0a3a" style:font-size-asian="5.25pt" style:font-size-complex="6pt"/>
    </style:style>
    <style:style style:name="MP5"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0"><draw:image xlink:href="Pictures/10000201000002AD000000EBB6B3B19B17B1A2F0.png" xlink:type="simple" xlink:show="embed" xlink:actuate="onLoad"/></draw:frame></draw:a></text:p>
            </table:table-cell>
            <table:table-cell table:style-name="Table2.B1" office:value-type="string">
              <text:p text:style-name="MP2"><text:title>Matriz de Trazabilidad</text:title></text:p>
              <text:p text:style-name="MP3"><text:subject>Trazabilidad Bidireccional</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table-cell table:style-name="Table1.B4" office:value-type="string">
                    <text:p text:style-name="Revision_20_Table_20_Content"><text:user-defined style:data-style-name="N0" text:name="Code">N/A</text:user-defined></text:p>
                  </table:table-cell>
                  <table:table-cell table:style-name="Table1.B4" office:value-type="string">
                    <text:p text:style-name="Revision_20_Table_20_Content"><text:editing-cycles>4</text:editing-cycles></text:p>
                  </table:table-cell>
                  <table:table-cell table:style-name="Table1.C4" office:value-type="string">
                    <text:p text:style-name="Revision_20_Table_20_Content"><text:modification-date style:data-style-name="N37">22/09/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DEN3</text:user-defined></text:p>
                  </table:table-cell>
                  <table:table-cell table:style-name="Table1.B4" office:value-type="string">
                    <text:p text:style-name="Revision_20_Table_20_Content"><text:author-initials text:fixed="false"/></text:p>
                  </table:table-cell>
                  <table:table-cell table:style-name="Table1.C4" office:value-type="string">
                    <text:p text:style-name="Revision_20_Table_20_Content"><text:user-defined style:data-style-name="N37" text:name="Expiry">28/04/17</text:user-defined></text:p>
                  </table:table-cell>
                </table:table-row>
              </table:table>
            </table:table-cell>
          </table:table-row>
        </table:table>
        <text:p text:style-name="MP4"/>
      </style:header>
      <style:footer>
        <text:p text:style-name="MP5"><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7:40:27.261919176</meta:creation-date>
    <meta:editing-cycles>4</meta:editing-cycles>
    <meta:editing-duration>PT10M6S</meta:editing-duration>
    <dc:subject>Trazabilidad Bidireccional</dc:subject>
    <dc:title>Matriz de Trazabilidad</dc:title>
    <meta:generator>LibreOffice/5.2.1.2$Linux_X86_64 LibreOffice_project/20m0$Build-2</meta:generator>
    <meta:initial-creator>Julian Raigosa</meta:initial-creator>
    <dc:date>2016-09-22T17:08:35.005534011</dc:date>
    <meta:document-statistic meta:table-count="3" meta:image-count="1" meta:object-count="0" meta:page-count="1" meta:paragraph-count="32" meta:word-count="170" meta:character-count="1006" meta:non-whitespace-character-count="867"/>
    <meta:user-defined meta:name="Classification">DEN3</meta:user-defined>
    <meta:user-defined meta:name="Code">N/A</meta:user-defined>
    <meta:user-defined meta:name="Expiry" meta:value-type="date">2017-04-28</meta:user-defined>
  </office:meta>
</office:document-meta>
</file>